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7799" officeooo:paragraph-rsid="000b7799"/>
    </style:style>
    <style:style style:name="P2" style:family="paragraph" style:parent-style-name="Standard" style:list-style-name="L1">
      <style:text-properties officeooo:rsid="000b7799" officeooo:paragraph-rsid="000b7799"/>
    </style:style>
    <style:style style:name="P3" style:family="paragraph" style:parent-style-name="Standard">
      <style:text-properties officeooo:rsid="000bb850" officeooo:paragraph-rsid="000bb850"/>
    </style:style>
    <style:style style:name="P4" style:family="paragraph" style:parent-style-name="Standard">
      <style:text-properties officeooo:rsid="000cd8bb" officeooo:paragraph-rsid="000cd8bb"/>
    </style:style>
    <style:style style:name="P5" style:family="paragraph" style:parent-style-name="Standard">
      <style:text-properties officeooo:rsid="000d9a6c" officeooo:paragraph-rsid="000d9a6c"/>
    </style:style>
    <style:style style:name="P6" style:family="paragraph" style:parent-style-name="Standard" style:list-style-name="L2">
      <style:text-properties officeooo:rsid="000d9a6c" officeooo:paragraph-rsid="000d9a6c"/>
    </style:style>
    <style:style style:name="P7" style:family="paragraph" style:parent-style-name="Standard" style:list-style-name="L2">
      <style:text-properties officeooo:rsid="000eb145" officeooo:paragraph-rsid="000eb145"/>
    </style:style>
    <style:style style:name="P8" style:family="paragraph" style:parent-style-name="Standard" style:list-style-name="L2">
      <style:text-properties officeooo:rsid="000f8af5" officeooo:paragraph-rsid="000f8af5"/>
    </style:style>
    <style:style style:name="P9" style:family="paragraph" style:parent-style-name="Standard">
      <style:text-properties officeooo:rsid="00132b24" officeooo:paragraph-rsid="00132b24"/>
    </style:style>
    <style:style style:name="P10" style:family="paragraph" style:parent-style-name="Standard">
      <style:text-properties officeooo:rsid="0014726d" officeooo:paragraph-rsid="0014726d"/>
    </style:style>
    <style:style style:name="P11" style:family="paragraph" style:parent-style-name="Standard" style:list-style-name="L3">
      <style:text-properties officeooo:rsid="0014726d" officeooo:paragraph-rsid="0014726d"/>
    </style:style>
    <style:style style:name="P12" style:family="paragraph" style:parent-style-name="Standard" style:list-style-name="L3">
      <style:text-properties officeooo:rsid="00167987" officeooo:paragraph-rsid="00167987"/>
    </style:style>
    <style:style style:name="P13" style:family="paragraph" style:parent-style-name="Standard" style:list-style-name="L3">
      <style:text-properties officeooo:rsid="001985cf" officeooo:paragraph-rsid="001985c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officeooo:rsid="001b4259" style:font-style-asian="italic" style:font-style-complex="italic"/>
    </style:style>
    <style:style style:name="T3" style:family="text">
      <style:text-properties fo:font-style="italic" fo:font-weight="normal" officeooo:rsid="001de0cf" style:font-style-asian="italic" style:font-weight-asian="normal" style:font-style-complex="italic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officeooo:rsid="000da605"/>
    </style:style>
    <style:style style:name="T6" style:family="text">
      <style:text-properties officeooo:rsid="00116b0a"/>
    </style:style>
    <style:style style:name="T7" style:family="text">
      <style:text-properties officeooo:rsid="00155954"/>
    </style:style>
    <style:style style:name="T8" style:family="text">
      <style:text-properties officeooo:rsid="0016485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a9885" style:font-weight-asian="normal" style:font-weight-complex="normal"/>
    </style:style>
    <style:style style:name="T11" style:family="text">
      <style:text-properties fo:font-weight="normal" officeooo:rsid="001de0cf" style:font-weight-asian="normal" style:font-weight-complex="normal"/>
    </style:style>
    <style:style style:name="T12" style:family="text">
      <style:text-properties officeooo:rsid="001b4259"/>
    </style:style>
    <style:style style:name="T13" style:family="text">
      <style:text-properties officeooo:rsid="001e0d25"/>
    </style:style>
    <style:style style:name="T14" style:family="text">
      <style:text-properties officeooo:rsid="001ec3d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TELIER POO <text:span text:style-name="T8">(part. 1)</text:span></text:p>
      <text:p text:style-name="P1"/>
      <text:h text:style-name="Heading_20_1" text:outline-level="1">Objectifs :</text:h>
      <text:p text:style-name="P1"/>
      <text:list xml:id="list6884770723270359435" text:style-name="L1">
        <text:list-item>
          <text:p text:style-name="P2">Utiliser des classes existantes</text:p>
        </text:list-item>
        <text:list-item>
          <text:p text:style-name="P2">Modifier des classes existantes</text:p>
        </text:list-item>
      </text:list>
      <text:p text:style-name="P1"/>
      <text:p text:style-name="P3">Deux classes vous sont fournies : <text:span text:style-name="T1">Cat</text:span> et <text:span text:style-name="T4">Collar</text:span>.</text:p>
      <text:p text:style-name="P3"/>
      <text:h text:style-name="Heading_20_1" text:outline-level="1">Objectif 1 :</text:h>
      <text:p text:style-name="P10"/>
      <text:p text:style-name="P4">Vous devez dans un fichier <text:span text:style-name="T1">index.php</text:span> créer un petit programme qui va manipuler ces deux classes.</text:p>
      <text:p text:style-name="P4"/>
      <text:p text:style-name="P5">Ce programme devra : </text:p>
      <text:p text:style-name="P5"/>
      <text:list xml:id="list8133166314475422958" text:style-name="L2">
        <text:list-item>
          <text:p text:style-name="P6">Instancier 2 <text:span text:style-name="T5">chats.</text:span></text:p>
        </text:list-item>
        <text:list-item>
          <text:p text:style-name="P6">L’un avec un collier, l’autre sans collier.</text:p>
        </text:list-item>
        <text:list-item>
          <text:p text:style-name="P7">Vous devrez leur paramétrer un nom, une image, une couleur, un niveau de fatigue.</text:p>
        </text:list-item>
        <text:list-item>
          <text:p text:style-name="P8">Vous devrez les faire marcher jusqu’à ce qu’ils soient épuisé<text:span text:style-name="T13">s</text:span>.</text:p>
        </text:list-item>
        <text:list-item>
          <text:p text:style-name="P8">Et enfin, <text:span text:style-name="T14">lorqu’ils seront épuisés,</text:span> les faire se reposer <text:span text:style-name="T6">pour que leur niveau de fatigue retombe à 0.</text:span></text:p>
        </text:list-item>
      </text:list>
      <text:p text:style-name="P9"/>
      <text:p text:style-name="P9">Tout ceci devra être fait sans modifier les classes fournies.</text:p>
      <text:p text:style-name="P9"/>
      <text:h text:style-name="Heading_20_1" text:outline-level="1">Objectif 2 :</text:h>
      <text:p text:style-name="P10"/>
      <text:p text:style-name="P10">Vous devrez modifier le contenu des classes existantes.</text:p>
      <text:p text:style-name="P10"/>
      <text:list xml:id="list2561578676035958853" text:style-name="L3">
        <text:list-item>
          <text:p text:style-name="P11">Vous devrez empecher de pouvoir saisir une valeur de fatigue supérieure à la valeur max<text:span text:style-name="T7">imale</text:span> définie dans la constante FATIGUE_MAX. <text:span text:style-name="T2">(Pensez à l’encapsulation)</text:span></text:p>
        </text:list-item>
      </text:list>
      <text:p text:style-name="P10"/>
      <text:list xml:id="list153849810321973" text:continue-numbering="true" text:style-name="L3">
        <text:list-item>
          <text:p text:style-name="P12">Vous devrez définir une liste de couleurs autorisées pour la classe Cat et empêcher de saisir des couleurs non autorisées.</text:p>
          <text:p text:style-name="P13"/>
        </text:list-item>
        <text:list-item>
          <text:p text:style-name="P13">Vous devrez également créer une methode <text:span text:style-name="T1">eat()</text:span><text:span text:style-name="T9">, cette derniere retirera 10 au niveau de fatigue </text:span><text:span text:style-name="T10">de notre chat</text:span><text:span text:style-name="T9">. </text:span><text:span text:style-name="T3">(Pas de valeur « en dur » dans les méthodes)</text:span></text:p>
        </text:list-item>
      </text:list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5:07:25.973576574</meta:creation-date>
    <dc:date>2017-03-07T15:38:49.586571939</dc:date>
    <meta:editing-duration>PT31M14S</meta:editing-duration>
    <meta:editing-cycles>26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201" meta:character-count="1153" meta:non-whitespace-character-count="981"/>
  </office:meta>
</office:document-meta>
</file>